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api doc et <text:s/>convention 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29" office:value-type="string" calcext:value-type="string">
            <text:p>test get a la base de donne</text:p>
          </table:table-cell>
          <table:table-cell table:style-name="ce35" office:value-type="float" office:value="1.5" calcext:value-type="float">
            <text:p>1.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est api et base de donne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rrection conflit de cod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changement base de done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vision api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ravail BD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api doc</text:p>
          </table:table-cell>
          <table:table-cell table:style-name="ce36" table:number-columns-repeated="2"/>
          <table:table-cell table:style-name="ce36" office:value-type="float" office:value="1.5" calcext:value-type="float">
            <text:p>1.5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anger project backend</text:p>
          </table:table-cell>
          <table:table-cell table:style-name="ce35" table:number-columns-repeated="2"/>
          <table:table-cell table:style-name="ce35" office:value-type="float" office:value="0.5" calcext:value-type="float">
            <text:p>0.5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redis et socket io</text:p>
          </table:table-cell>
          <table:table-cell table:style-name="ce36" table:number-columns-repeated="3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le group et prof duval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api et redis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7.5" calcext:value-type="float">
            <text:p>7.5</text:p>
          </table:table-cell>
          <table:table-cell table:style-name="ce31" table:formula="of:=SUM([.C3:.C26])" office:value-type="float" office:value="6" calcext:value-type="float">
            <text:p>6</text:p>
          </table:table-cell>
          <table:table-cell table:style-name="ce31" table:formula="of:=SUM([.D3:.D26])" office:value-type="float" office:value="5" calcext:value-type="float">
            <text:p>5</text:p>
          </table:table-cell>
          <table:table-cell table:style-name="ce31" table:formula="of:=SUM([.E3:.E26])" office:value-type="float" office:value="6" calcext:value-type="float">
            <text:p>6</text:p>
          </table:table-cell>
          <table:table-cell table:style-name="ce31" table:formula="of:=SUM([.F3:.F26])" office:value-type="float" office:value="8" calcext:value-type="float">
            <text:p>8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meeting aide dmytro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mparer test api socket et redis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cristian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pi redis client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profs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75" calcext:value-type="float">
            <text:p>6.75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00-00-00</text:date>, <text:time style:data-style-name="N2" text:time-value="14:41:02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2-01T08:55:04.961000000</dc:date>
    <meta:editing-duration>PT18H52M45S</meta:editing-duration>
    <meta:editing-cycles>11</meta:editing-cycles>
    <meta:generator>LibreOffice/6.1.4.2$Windows_X86_64 LibreOffice_project/9d0f32d1f0b509096fd65e0d4bec26ddd1938fd3</meta:generator>
    <meta:document-statistic meta:table-count="4" meta:cell-count="114" meta:object-count="0"/>
  </office:meta>
</office:document-meta>
</file>